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22" table:style-name="ta1">
        <table:shapes>
          <draw:frame draw:z-index="0" draw:style-name="gr1" draw:text-style-name="P1" svg:width="6.3in" svg:height="3.5449in" svg:x="12.0709in" svg:y="0.3453in">
            <draw:object draw:notify-on-update-of-ranges="'merged_sorting_results_2^22'.I5:'merged_sorting_results_2^22'.I36 'merged_sorting_results_2^22'.J5:'merged_sorting_results_2^22'.J36 'merged_sorting_results_2^22'.L5:'merged_sorting_results_2^22'.L36 'merged_sorting_results_2^22'.L5:'merged_sorting_results_2^22'.L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453in" svg:x="12.2114in" svg:y="4.1201in">
            <draw:object draw:notify-on-update-of-ranges="'merged_sorting_results_2^22'.I5:'merged_sorting_results_2^22'.I36 'merged_sorting_results_2^22'.K5:'merged_sorting_results_2^22'.K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Array Length: 2^22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Conf interval</text:p>
          </table:table-cell>
        </table:table-row>
        <table:table-row table:style-name="ro1">
          <table:table-cell office:value-type="string" calcext:value-type="string">
            <text:p>2024-10-25 09:12:03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4.2" calcext:value-type="float">
            <text:p>1164.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" calcext:value-type="float">
            <text:p>1</text:p>
          </table:table-cell>
          <table:table-cell table:style-name="ce3" table:formula="of:=AVERAGE(OFFSET([.$E$5]; (ROW() - 5) * 14; 0; 10; 1))" office:value-type="float" office:value="1161.702" calcext:value-type="float">
            <text:p>1161.702</text:p>
          </table:table-cell>
          <table:table-cell table:style-name="ce3" table:formula="of:=[.$J$5]/[.J5]" office:value-type="float" office:value="1" calcext:value-type="float">
            <text:p>1</text:p>
          </table:table-cell>
          <table:table-cell table:style-name="ce3" table:formula="of:=COM.MICROSOFT.CONFIDENCE.NORM(0.05; SQRT(COM.MICROSOFT.VAR.S(OFFSET([.$E$5]; (ROW()-5)*(10+4); 0; 10; 1))); 10)" office:value-type="float" office:value="5.910512373346" calcext:value-type="float">
            <text:p>5.910512373346</text:p>
          </table:table-cell>
        </table:table-row>
        <table:table-row table:style-name="ro1">
          <table:table-cell office:value-type="string" calcext:value-type="string">
            <text:p>2024-10-25 09:12: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3.92" calcext:value-type="float">
            <text:p>1173.9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" calcext:value-type="float">
            <text:p>2</text:p>
          </table:table-cell>
          <table:table-cell table:style-name="ce3" table:formula="of:=AVERAGE(OFFSET([.$E$5]; (ROW() - 5) * 14; 0; 10; 1))" office:value-type="float" office:value="694.7402" calcext:value-type="float">
            <text:p>694.7402</text:p>
          </table:table-cell>
          <table:table-cell table:style-name="ce3" table:formula="of:=[.$J$5]/[.J6]" office:value-type="float" office:value="1.67213873617793" calcext:value-type="float">
            <text:p>1.67213873617793</text:p>
          </table:table-cell>
          <table:table-cell table:style-name="ce3" table:formula="of:=COM.MICROSOFT.CONFIDENCE.NORM(0.05; SQRT(COM.MICROSOFT.VAR.S(OFFSET([.$E$5]; (ROW()-5)*(10+4); 0; 10; 1))); 10)" office:value-type="float" office:value="4.51916507355043" calcext:value-type="float">
            <text:p>4.51916507355043</text:p>
          </table:table-cell>
        </table:table-row>
        <table:table-row table:style-name="ro1">
          <table:table-cell office:value-type="string" calcext:value-type="string">
            <text:p>2024-10-25 09:12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8.5" calcext:value-type="float">
            <text:p>1148.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" calcext:value-type="float">
            <text:p>3</text:p>
          </table:table-cell>
          <table:table-cell table:style-name="ce3" table:formula="of:=AVERAGE(OFFSET([.$E$5]; (ROW() - 5) * 14; 0; 10; 1))" office:value-type="float" office:value="507.8217" calcext:value-type="float">
            <text:p>507.8217</text:p>
          </table:table-cell>
          <table:table-cell table:style-name="ce3" table:formula="of:=[.$J$5]/[.J7]" office:value-type="float" office:value="2.28761787847979" calcext:value-type="float">
            <text:p>2.28761787847979</text:p>
          </table:table-cell>
          <table:table-cell table:style-name="ce3" table:formula="of:=COM.MICROSOFT.CONFIDENCE.NORM(0.05; SQRT(COM.MICROSOFT.VAR.S(OFFSET([.$E$5]; (ROW()-5)*(10+4); 0; 10; 1))); 10)" office:value-type="float" office:value="3.33454158910488" calcext:value-type="float">
            <text:p>3.33454158910488</text:p>
          </table:table-cell>
        </table:table-row>
        <table:table-row table:style-name="ro1">
          <table:table-cell office:value-type="string" calcext:value-type="string">
            <text:p>2024-10-25 09:12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6.28" calcext:value-type="float">
            <text:p>1156.2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4" calcext:value-type="float">
            <text:p>4</text:p>
          </table:table-cell>
          <table:table-cell table:style-name="ce3" table:formula="of:=AVERAGE(OFFSET([.$E$5]; (ROW() - 5) * 14; 0; 10; 1))" office:value-type="float" office:value="370.2165" calcext:value-type="float">
            <text:p>370.2165</text:p>
          </table:table-cell>
          <table:table-cell table:style-name="ce3" table:formula="of:=[.$J$5]/[.J8]" office:value-type="float" office:value="3.13789904015623" calcext:value-type="float">
            <text:p>3.13789904015623</text:p>
          </table:table-cell>
          <table:table-cell table:style-name="ce3" table:formula="of:=COM.MICROSOFT.CONFIDENCE.NORM(0.05; SQRT(COM.MICROSOFT.VAR.S(OFFSET([.$E$5]; (ROW()-5)*(10+4); 0; 10; 1))); 10)" office:value-type="float" office:value="2.43309746685457" calcext:value-type="float">
            <text:p>2.43309746685457</text:p>
          </table:table-cell>
        </table:table-row>
        <table:table-row table:style-name="ro1">
          <table:table-cell office:value-type="string" calcext:value-type="string">
            <text:p>2024-10-25 09:12: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9.71" calcext:value-type="float">
            <text:p>1159.7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5" calcext:value-type="float">
            <text:p>5</text:p>
          </table:table-cell>
          <table:table-cell table:style-name="ce3" table:formula="of:=AVERAGE(OFFSET([.$E$5]; (ROW() - 5) * 14; 0; 10; 1))" office:value-type="float" office:value="293.7659" calcext:value-type="float">
            <text:p>293.7659</text:p>
          </table:table-cell>
          <table:table-cell table:style-name="ce3" table:formula="of:=[.$J$5]/[.J9]" office:value-type="float" office:value="3.95451616406125" calcext:value-type="float">
            <text:p>3.95451616406125</text:p>
          </table:table-cell>
          <table:table-cell table:style-name="ce3" table:formula="of:=COM.MICROSOFT.CONFIDENCE.NORM(0.05; SQRT(COM.MICROSOFT.VAR.S(OFFSET([.$E$5]; (ROW()-5)*(10+4); 0; 10; 1))); 10)" office:value-type="float" office:value="4.50037643825491" calcext:value-type="float">
            <text:p>4.50037643825491</text:p>
          </table:table-cell>
        </table:table-row>
        <table:table-row table:style-name="ro1">
          <table:table-cell office:value-type="string" calcext:value-type="string">
            <text:p>2024-10-25 09:12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65.1" calcext:value-type="float">
            <text:p>1165.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6" calcext:value-type="float">
            <text:p>6</text:p>
          </table:table-cell>
          <table:table-cell table:style-name="ce3" table:formula="of:=AVERAGE(OFFSET([.$E$5]; (ROW() - 5) * 14; 0; 10; 1))" office:value-type="float" office:value="228.6679" calcext:value-type="float">
            <text:p>228.6679</text:p>
          </table:table-cell>
          <table:table-cell table:style-name="ce3" table:formula="of:=[.$J$5]/[.J10]" office:value-type="float" office:value="5.08030204501813" calcext:value-type="float">
            <text:p>5.08030204501813</text:p>
          </table:table-cell>
          <table:table-cell table:style-name="ce3" table:formula="of:=COM.MICROSOFT.CONFIDENCE.NORM(0.05; SQRT(COM.MICROSOFT.VAR.S(OFFSET([.$E$5]; (ROW()-5)*(10+4); 0; 10; 1))); 10)" office:value-type="float" office:value="3.47754749620753" calcext:value-type="float">
            <text:p>3.47754749620753</text:p>
          </table:table-cell>
        </table:table-row>
        <table:table-row table:style-name="ro1">
          <table:table-cell office:value-type="string" calcext:value-type="string">
            <text:p>2024-10-25 09:12: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4.89" calcext:value-type="float">
            <text:p>1154.8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7" calcext:value-type="float">
            <text:p>7</text:p>
          </table:table-cell>
          <table:table-cell table:style-name="ce3" table:formula="of:=AVERAGE(OFFSET([.$E$5]; (ROW() - 5) * 14; 0; 10; 1))" office:value-type="float" office:value="178.5151" calcext:value-type="float">
            <text:p>178.5151</text:p>
          </table:table-cell>
          <table:table-cell table:style-name="ce3" table:formula="of:=[.$J$5]/[.J11]" office:value-type="float" office:value="6.50758395228191" calcext:value-type="float">
            <text:p>6.50758395228191</text:p>
          </table:table-cell>
          <table:table-cell table:style-name="ce3" table:formula="of:=COM.MICROSOFT.CONFIDENCE.NORM(0.05; SQRT(COM.MICROSOFT.VAR.S(OFFSET([.$E$5]; (ROW()-5)*(10+4); 0; 10; 1))); 10)" office:value-type="float" office:value="1.75301796839697" calcext:value-type="float">
            <text:p>1.75301796839697</text:p>
          </table:table-cell>
        </table:table-row>
        <table:table-row table:style-name="ro1">
          <table:table-cell office:value-type="string" calcext:value-type="string">
            <text:p>2024-10-25 09:12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77.13" calcext:value-type="float">
            <text:p>1177.1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8" calcext:value-type="float">
            <text:p>8</text:p>
          </table:table-cell>
          <table:table-cell table:style-name="ce3" table:formula="of:=AVERAGE(OFFSET([.$E$5]; (ROW() - 5) * 14; 0; 10; 1))" office:value-type="float" office:value="167.1179" calcext:value-type="float">
            <text:p>167.1179</text:p>
          </table:table-cell>
          <table:table-cell table:style-name="ce3" table:formula="of:=[.$J$5]/[.J12]" office:value-type="float" office:value="6.95139180183571" calcext:value-type="float">
            <text:p>6.95139180183571</text:p>
          </table:table-cell>
          <table:table-cell table:style-name="ce3" table:formula="of:=COM.MICROSOFT.CONFIDENCE.NORM(0.05; SQRT(COM.MICROSOFT.VAR.S(OFFSET([.$E$5]; (ROW()-5)*(10+4); 0; 10; 1))); 10)" office:value-type="float" office:value="2.46258082563681" calcext:value-type="float">
            <text:p>2.46258082563681</text:p>
          </table:table-cell>
        </table:table-row>
        <table:table-row table:style-name="ro1">
          <table:table-cell office:value-type="string" calcext:value-type="string">
            <text:p>2024-10-25 09:12: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50.26" calcext:value-type="float">
            <text:p>1150.2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9" calcext:value-type="float">
            <text:p>9</text:p>
          </table:table-cell>
          <table:table-cell table:style-name="ce3" table:formula="of:=AVERAGE(OFFSET([.$E$5]; (ROW() - 5) * 14; 0; 10; 1))" office:value-type="float" office:value="197.142" calcext:value-type="float">
            <text:p>197.142</text:p>
          </table:table-cell>
          <table:table-cell table:style-name="ce3" table:formula="of:=[.$J$5]/[.J13]" office:value-type="float" office:value="5.8927169248562" calcext:value-type="float">
            <text:p>5.8927169248562</text:p>
          </table:table-cell>
          <table:table-cell table:style-name="ce3" table:formula="of:=COM.MICROSOFT.CONFIDENCE.NORM(0.05; SQRT(COM.MICROSOFT.VAR.S(OFFSET([.$E$5]; (ROW()-5)*(10+4); 0; 10; 1))); 10)" office:value-type="float" office:value="2.10480200842901" calcext:value-type="float">
            <text:p>2.10480200842901</text:p>
          </table:table-cell>
        </table:table-row>
        <table:table-row table:style-name="ro1">
          <table:table-cell office:value-type="string" calcext:value-type="string">
            <text:p>2024-10-25 09:12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7.03" calcext:value-type="float">
            <text:p>1167.0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0" calcext:value-type="float">
            <text:p>10</text:p>
          </table:table-cell>
          <table:table-cell table:style-name="ce3" table:formula="of:=AVERAGE(OFFSET([.$E$5]; (ROW() - 5) * 14; 0; 10; 1))" office:value-type="float" office:value="184.824" calcext:value-type="float">
            <text:p>184.824</text:p>
          </table:table-cell>
          <table:table-cell table:style-name="ce3" table:formula="of:=[.$J$5]/[.J14]" office:value-type="float" office:value="6.28544994156603" calcext:value-type="float">
            <text:p>6.28544994156603</text:p>
          </table:table-cell>
          <table:table-cell table:style-name="ce3" table:formula="of:=COM.MICROSOFT.CONFIDENCE.NORM(0.05; SQRT(COM.MICROSOFT.VAR.S(OFFSET([.$E$5]; (ROW()-5)*(10+4); 0; 10; 1))); 10)" office:value-type="float" office:value="2.04373687929434" calcext:value-type="float">
            <text:p>2.04373687929434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11" calcext:value-type="float">
            <text:p>11</text:p>
          </table:table-cell>
          <table:table-cell table:style-name="ce3" table:formula="of:=AVERAGE(OFFSET([.$E$5]; (ROW() - 5) * 14; 0; 10; 1))" office:value-type="float" office:value="176.7479" calcext:value-type="float">
            <text:p>176.7479</text:p>
          </table:table-cell>
          <table:table-cell table:style-name="ce3" table:formula="of:=[.$J$5]/[.J15]" office:value-type="float" office:value="6.57264951945681" calcext:value-type="float">
            <text:p>6.57264951945681</text:p>
          </table:table-cell>
          <table:table-cell table:style-name="ce3" table:formula="of:=COM.MICROSOFT.CONFIDENCE.NORM(0.05; SQRT(COM.MICROSOFT.VAR.S(OFFSET([.$E$5]; (ROW()-5)*(10+4); 0; 10; 1))); 10)" office:value-type="float" office:value="2.2552023228965" calcext:value-type="float">
            <text:p>2.255202322896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12" calcext:value-type="float">
            <text:p>12</text:p>
          </table:table-cell>
          <table:table-cell table:style-name="ce3" table:formula="of:=AVERAGE(OFFSET([.$E$5]; (ROW() - 5) * 14; 0; 10; 1))" office:value-type="float" office:value="169.4677" calcext:value-type="float">
            <text:p>169.4677</text:p>
          </table:table-cell>
          <table:table-cell table:style-name="ce3" table:formula="of:=[.$J$5]/[.J16]" office:value-type="float" office:value="6.85500540811022" calcext:value-type="float">
            <text:p>6.85500540811022</text:p>
          </table:table-cell>
          <table:table-cell table:style-name="ce3" table:formula="of:=COM.MICROSOFT.CONFIDENCE.NORM(0.05; SQRT(COM.MICROSOFT.VAR.S(OFFSET([.$E$5]; (ROW()-5)*(10+4); 0; 10; 1))); 10)" office:value-type="float" office:value="1.76607979299797" calcext:value-type="float">
            <text:p>1.76607979299797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14; 0)" office:value-type="float" office:value="13" calcext:value-type="float">
            <text:p>13</text:p>
          </table:table-cell>
          <table:table-cell table:style-name="ce3" table:formula="of:=AVERAGE(OFFSET([.$E$5]; (ROW() - 5) * 14; 0; 10; 1))" office:value-type="float" office:value="165.8847" calcext:value-type="float">
            <text:p>165.8847</text:p>
          </table:table-cell>
          <table:table-cell table:style-name="ce3" table:formula="of:=[.$J$5]/[.J17]" office:value-type="float" office:value="7.00306899913012" calcext:value-type="float">
            <text:p>7.00306899913012</text:p>
          </table:table-cell>
          <table:table-cell table:style-name="ce3" table:formula="of:=COM.MICROSOFT.CONFIDENCE.NORM(0.05; SQRT(COM.MICROSOFT.VAR.S(OFFSET([.$E$5]; (ROW()-5)*(10+4); 0; 10; 1))); 10)" office:value-type="float" office:value="2.10191197834581" calcext:value-type="float">
            <text:p>2.10191197834581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3" table:formula="of:=OFFSET([.$B$3]; (ROW() - 5) * 14; 0)" office:value-type="float" office:value="14" calcext:value-type="float">
            <text:p>14</text:p>
          </table:table-cell>
          <table:table-cell table:style-name="ce3" table:formula="of:=AVERAGE(OFFSET([.$E$5]; (ROW() - 5) * 14; 0; 10; 1))" office:value-type="float" office:value="164.9935" calcext:value-type="float">
            <text:p>164.9935</text:p>
          </table:table-cell>
          <table:table-cell table:style-name="ce3" table:formula="of:=[.$J$5]/[.J18]" office:value-type="float" office:value="7.04089555043078" calcext:value-type="float">
            <text:p>7.04089555043078</text:p>
          </table:table-cell>
          <table:table-cell table:style-name="ce3" table:formula="of:=COM.MICROSOFT.CONFIDENCE.NORM(0.05; SQRT(COM.MICROSOFT.VAR.S(OFFSET([.$E$5]; (ROW()-5)*(10+4); 0; 10; 1))); 10)" office:value-type="float" office:value="3.03775517413253" calcext:value-type="float">
            <text:p>3.03775517413253</text:p>
          </table:table-cell>
        </table:table-row>
        <table:table-row table:style-name="ro1">
          <table:table-cell office:value-type="string" calcext:value-type="string">
            <text:p>2024-10-25 09:12:1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.554" calcext:value-type="float">
            <text:p>690.55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5" calcext:value-type="float">
            <text:p>15</text:p>
          </table:table-cell>
          <table:table-cell table:style-name="ce3" table:formula="of:=AVERAGE(OFFSET([.$E$5]; (ROW() - 5) * 14; 0; 10; 1))" office:value-type="float" office:value="165.2677" calcext:value-type="float">
            <text:p>165.2677</text:p>
          </table:table-cell>
          <table:table-cell table:style-name="ce3" table:formula="of:=[.$J$5]/[.J19]" office:value-type="float" office:value="7.02921381491967" calcext:value-type="float">
            <text:p>7.02921381491967</text:p>
          </table:table-cell>
          <table:table-cell table:style-name="ce3" table:formula="of:=COM.MICROSOFT.CONFIDENCE.NORM(0.05; SQRT(COM.MICROSOFT.VAR.S(OFFSET([.$E$5]; (ROW()-5)*(10+4); 0; 10; 1))); 10)" office:value-type="float" office:value="1.47205230410881" calcext:value-type="float">
            <text:p>1.47205230410881</text:p>
          </table:table-cell>
        </table:table-row>
        <table:table-row table:style-name="ro1">
          <table:table-cell office:value-type="string" calcext:value-type="string">
            <text:p>2024-10-25 09:12:1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.813" calcext:value-type="float">
            <text:p>706.81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6" calcext:value-type="float">
            <text:p>16</text:p>
          </table:table-cell>
          <table:table-cell table:style-name="ce3" table:formula="of:=AVERAGE(OFFSET([.$E$5]; (ROW() - 5) * 14; 0; 10; 1))" office:value-type="float" office:value="171.9026" calcext:value-type="float">
            <text:p>171.9026</text:p>
          </table:table-cell>
          <table:table-cell table:style-name="ce3" table:formula="of:=[.$J$5]/[.J20]" office:value-type="float" office:value="6.75790825735038" calcext:value-type="float">
            <text:p>6.75790825735038</text:p>
          </table:table-cell>
          <table:table-cell table:style-name="ce3" table:formula="of:=COM.MICROSOFT.CONFIDENCE.NORM(0.05; SQRT(COM.MICROSOFT.VAR.S(OFFSET([.$E$5]; (ROW()-5)*(10+4); 0; 10; 1))); 10)" office:value-type="float" office:value="2.61974873210696" calcext:value-type="float">
            <text:p>2.61974873210696</text:p>
          </table:table-cell>
        </table:table-row>
        <table:table-row table:style-name="ro1">
          <table:table-cell office:value-type="string" calcext:value-type="string">
            <text:p>2024-10-25 09:12:1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3.203" calcext:value-type="float">
            <text:p>693.20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7" calcext:value-type="float">
            <text:p>17</text:p>
          </table:table-cell>
          <table:table-cell table:style-name="ce3" table:formula="of:=AVERAGE(OFFSET([.$E$5]; (ROW() - 5) * 14; 0; 10; 1))" office:value-type="float" office:value="183.9855" calcext:value-type="float">
            <text:p>183.9855</text:p>
          </table:table-cell>
          <table:table-cell table:style-name="ce3" table:formula="of:=[.$J$5]/[.J21]" office:value-type="float" office:value="6.3140954042574" calcext:value-type="float">
            <text:p>6.3140954042574</text:p>
          </table:table-cell>
          <table:table-cell table:style-name="ce3" table:formula="of:=COM.MICROSOFT.CONFIDENCE.NORM(0.05; SQRT(COM.MICROSOFT.VAR.S(OFFSET([.$E$5]; (ROW()-5)*(10+4); 0; 10; 1))); 10)" office:value-type="float" office:value="2.44600701504412" calcext:value-type="float">
            <text:p>2.44600701504412</text:p>
          </table:table-cell>
        </table:table-row>
        <table:table-row table:style-name="ro1">
          <table:table-cell office:value-type="string" calcext:value-type="string">
            <text:p>2024-10-25 09:12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3.885" calcext:value-type="float">
            <text:p>693.88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8" calcext:value-type="float">
            <text:p>18</text:p>
          </table:table-cell>
          <table:table-cell table:style-name="ce3" table:formula="of:=AVERAGE(OFFSET([.$E$5]; (ROW() - 5) * 14; 0; 10; 1))" office:value-type="float" office:value="184.5699" calcext:value-type="float">
            <text:p>184.5699</text:p>
          </table:table-cell>
          <table:table-cell table:style-name="ce3" table:formula="of:=[.$J$5]/[.J22]" office:value-type="float" office:value="6.29410320967828" calcext:value-type="float">
            <text:p>6.29410320967828</text:p>
          </table:table-cell>
          <table:table-cell table:style-name="ce3" table:formula="of:=COM.MICROSOFT.CONFIDENCE.NORM(0.05; SQRT(COM.MICROSOFT.VAR.S(OFFSET([.$E$5]; (ROW()-5)*(10+4); 0; 10; 1))); 10)" office:value-type="float" office:value="1.81873835518169" calcext:value-type="float">
            <text:p>1.81873835518169</text:p>
          </table:table-cell>
        </table:table-row>
        <table:table-row table:style-name="ro1">
          <table:table-cell office:value-type="string" calcext:value-type="string">
            <text:p>2024-10-25 09:12: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8.837" calcext:value-type="float">
            <text:p>698.83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19" calcext:value-type="float">
            <text:p>19</text:p>
          </table:table-cell>
          <table:table-cell table:style-name="ce3" table:formula="of:=AVERAGE(OFFSET([.$E$5]; (ROW() - 5) * 14; 0; 10; 1))" office:value-type="float" office:value="180.9723" calcext:value-type="float">
            <text:p>180.9723</text:p>
          </table:table-cell>
          <table:table-cell table:style-name="ce3" table:formula="of:=[.$J$5]/[.J23]" office:value-type="float" office:value="6.41922548367899" calcext:value-type="float">
            <text:p>6.41922548367899</text:p>
          </table:table-cell>
          <table:table-cell table:style-name="ce3" table:formula="of:=COM.MICROSOFT.CONFIDENCE.NORM(0.05; SQRT(COM.MICROSOFT.VAR.S(OFFSET([.$E$5]; (ROW()-5)*(10+4); 0; 10; 1))); 10)" office:value-type="float" office:value="2.20741624850696" calcext:value-type="float">
            <text:p>2.20741624850696</text:p>
          </table:table-cell>
        </table:table-row>
        <table:table-row table:style-name="ro1">
          <table:table-cell office:value-type="string" calcext:value-type="string">
            <text:p>2024-10-25 09:12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4.902" calcext:value-type="float">
            <text:p>694.90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0" calcext:value-type="float">
            <text:p>20</text:p>
          </table:table-cell>
          <table:table-cell table:style-name="ce3" table:formula="of:=AVERAGE(OFFSET([.$E$5]; (ROW() - 5) * 14; 0; 10; 1))" office:value-type="float" office:value="181.8059" calcext:value-type="float">
            <text:p>181.8059</text:p>
          </table:table-cell>
          <table:table-cell table:style-name="ce3" table:formula="of:=[.$J$5]/[.J24]" office:value-type="float" office:value="6.38979263049219" calcext:value-type="float">
            <text:p>6.38979263049219</text:p>
          </table:table-cell>
          <table:table-cell table:style-name="ce3" table:formula="of:=COM.MICROSOFT.CONFIDENCE.NORM(0.05; SQRT(COM.MICROSOFT.VAR.S(OFFSET([.$E$5]; (ROW()-5)*(10+4); 0; 10; 1))); 10)" office:value-type="float" office:value="2.55064775171881" calcext:value-type="float">
            <text:p>2.55064775171881</text:p>
          </table:table-cell>
        </table:table-row>
        <table:table-row table:style-name="ro1">
          <table:table-cell office:value-type="string" calcext:value-type="string">
            <text:p>2024-10-25 09:12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2.691" calcext:value-type="float">
            <text:p>692.69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1" calcext:value-type="float">
            <text:p>21</text:p>
          </table:table-cell>
          <table:table-cell table:style-name="ce3" table:formula="of:=AVERAGE(OFFSET([.$E$5]; (ROW() - 5) * 14; 0; 10; 1))" office:value-type="float" office:value="183.5353" calcext:value-type="float">
            <text:p>183.5353</text:p>
          </table:table-cell>
          <table:table-cell table:style-name="ce3" table:formula="of:=[.$J$5]/[.J25]" office:value-type="float" office:value="6.32958346432539" calcext:value-type="float">
            <text:p>6.32958346432539</text:p>
          </table:table-cell>
          <table:table-cell table:style-name="ce3" table:formula="of:=COM.MICROSOFT.CONFIDENCE.NORM(0.05; SQRT(COM.MICROSOFT.VAR.S(OFFSET([.$E$5]; (ROW()-5)*(10+4); 0; 10; 1))); 10)" office:value-type="float" office:value="2.32054997762066" calcext:value-type="float">
            <text:p>2.32054997762066</text:p>
          </table:table-cell>
        </table:table-row>
        <table:table-row table:style-name="ro1">
          <table:table-cell office:value-type="string" calcext:value-type="string">
            <text:p>2024-10-25 09:12:1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4.626" calcext:value-type="float">
            <text:p>704.62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2" calcext:value-type="float">
            <text:p>22</text:p>
          </table:table-cell>
          <table:table-cell table:style-name="ce3" table:formula="of:=AVERAGE(OFFSET([.$E$5]; (ROW() - 5) * 14; 0; 10; 1))" office:value-type="float" office:value="183.6621" calcext:value-type="float">
            <text:p>183.6621</text:p>
          </table:table-cell>
          <table:table-cell table:style-name="ce3" table:formula="of:=[.$J$5]/[.J26]" office:value-type="float" office:value="6.32521353071755" calcext:value-type="float">
            <text:p>6.32521353071755</text:p>
          </table:table-cell>
          <table:table-cell table:style-name="ce3" table:formula="of:=COM.MICROSOFT.CONFIDENCE.NORM(0.05; SQRT(COM.MICROSOFT.VAR.S(OFFSET([.$E$5]; (ROW()-5)*(10+4); 0; 10; 1))); 10)" office:value-type="float" office:value="2.04678493375538" calcext:value-type="float">
            <text:p>2.04678493375538</text:p>
          </table:table-cell>
        </table:table-row>
        <table:table-row table:style-name="ro1">
          <table:table-cell office:value-type="string" calcext:value-type="string">
            <text:p>2024-10-25 09:12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0.343" calcext:value-type="float">
            <text:p>690.34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3" calcext:value-type="float">
            <text:p>23</text:p>
          </table:table-cell>
          <table:table-cell table:style-name="ce3" table:formula="of:=AVERAGE(OFFSET([.$E$5]; (ROW() - 5) * 14; 0; 10; 1))" office:value-type="float" office:value="188.2809" calcext:value-type="float">
            <text:p>188.2809</text:p>
          </table:table-cell>
          <table:table-cell table:style-name="ce3" table:formula="of:=[.$J$5]/[.J27]" office:value-type="float" office:value="6.17004698830312" calcext:value-type="float">
            <text:p>6.17004698830312</text:p>
          </table:table-cell>
          <table:table-cell table:style-name="ce3" table:formula="of:=COM.MICROSOFT.CONFIDENCE.NORM(0.05; SQRT(COM.MICROSOFT.VAR.S(OFFSET([.$E$5]; (ROW()-5)*(10+4); 0; 10; 1))); 10)" office:value-type="float" office:value="2.5343535070657" calcext:value-type="float">
            <text:p>2.5343535070657</text:p>
          </table:table-cell>
        </table:table-row>
        <table:table-row table:style-name="ro1">
          <table:table-cell office:value-type="string" calcext:value-type="string">
            <text:p>2024-10-25 09:12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1.548" calcext:value-type="float">
            <text:p>681.54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4" calcext:value-type="float">
            <text:p>24</text:p>
          </table:table-cell>
          <table:table-cell table:style-name="ce3" table:formula="of:=AVERAGE(OFFSET([.$E$5]; (ROW() - 5) * 14; 0; 10; 1))" office:value-type="float" office:value="195.8594" calcext:value-type="float">
            <text:p>195.8594</text:p>
          </table:table-cell>
          <table:table-cell table:style-name="ce3" table:formula="of:=[.$J$5]/[.J28]" office:value-type="float" office:value="5.9313058244843" calcext:value-type="float">
            <text:p>5.9313058244843</text:p>
          </table:table-cell>
          <table:table-cell table:style-name="ce3" table:formula="of:=COM.MICROSOFT.CONFIDENCE.NORM(0.05; SQRT(COM.MICROSOFT.VAR.S(OFFSET([.$E$5]; (ROW()-5)*(10+4); 0; 10; 1))); 10)" office:value-type="float" office:value="3.06647225272794" calcext:value-type="float">
            <text:p>3.06647225272794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25" calcext:value-type="float">
            <text:p>25</text:p>
          </table:table-cell>
          <table:table-cell table:style-name="ce3" table:formula="of:=AVERAGE(OFFSET([.$E$5]; (ROW() - 5) * 14; 0; 10; 1))" office:value-type="float" office:value="198.4023" calcext:value-type="float">
            <text:p>198.4023</text:p>
          </table:table-cell>
          <table:table-cell table:style-name="ce3" table:formula="of:=[.$J$5]/[.J29]" office:value-type="float" office:value="5.85528494377333" calcext:value-type="float">
            <text:p>5.85528494377333</text:p>
          </table:table-cell>
          <table:table-cell table:style-name="ce3" table:formula="of:=COM.MICROSOFT.CONFIDENCE.NORM(0.05; SQRT(COM.MICROSOFT.VAR.S(OFFSET([.$E$5]; (ROW()-5)*(10+4); 0; 10; 1))); 10)" office:value-type="float" office:value="2.51048640779891" calcext:value-type="float">
            <text:p>2.5104864077989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14; 0)" office:value-type="float" office:value="26" calcext:value-type="float">
            <text:p>26</text:p>
          </table:table-cell>
          <table:table-cell table:style-name="ce3" table:formula="of:=AVERAGE(OFFSET([.$E$5]; (ROW() - 5) * 14; 0; 10; 1))" office:value-type="float" office:value="202.3763" calcext:value-type="float">
            <text:p>202.3763</text:p>
          </table:table-cell>
          <table:table-cell table:style-name="ce3" table:formula="of:=[.$J$5]/[.J30]" office:value-type="float" office:value="5.74030654775287" calcext:value-type="float">
            <text:p>5.74030654775287</text:p>
          </table:table-cell>
          <table:table-cell table:style-name="ce3" table:formula="of:=COM.MICROSOFT.CONFIDENCE.NORM(0.05; SQRT(COM.MICROSOFT.VAR.S(OFFSET([.$E$5]; (ROW()-5)*(10+4); 0; 10; 1))); 10)" office:value-type="float" office:value="2.8171306282948" calcext:value-type="float">
            <text:p>2.8171306282948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14; 0)" office:value-type="float" office:value="27" calcext:value-type="float">
            <text:p>27</text:p>
          </table:table-cell>
          <table:table-cell table:style-name="ce3" table:formula="of:=AVERAGE(OFFSET([.$E$5]; (ROW() - 5) * 14; 0; 10; 1))" office:value-type="float" office:value="205.7728" calcext:value-type="float">
            <text:p>205.7728</text:p>
          </table:table-cell>
          <table:table-cell table:style-name="ce3" table:formula="of:=[.$J$5]/[.J31]" office:value-type="float" office:value="5.64555665277432" calcext:value-type="float">
            <text:p>5.64555665277432</text:p>
          </table:table-cell>
          <table:table-cell table:style-name="ce3" table:formula="of:=COM.MICROSOFT.CONFIDENCE.NORM(0.05; SQRT(COM.MICROSOFT.VAR.S(OFFSET([.$E$5]; (ROW()-5)*(10+4); 0; 10; 1))); 10)" office:value-type="float" office:value="2.40425033891342" calcext:value-type="float">
            <text:p>2.40425033891342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3" table:formula="of:=OFFSET([.$B$3]; (ROW() - 5) * 14; 0)" office:value-type="float" office:value="28" calcext:value-type="float">
            <text:p>28</text:p>
          </table:table-cell>
          <table:table-cell table:style-name="ce3" table:formula="of:=AVERAGE(OFFSET([.$E$5]; (ROW() - 5) * 14; 0; 10; 1))" office:value-type="float" office:value="209.6363" calcext:value-type="float">
            <text:p>209.6363</text:p>
          </table:table-cell>
          <table:table-cell table:style-name="ce3" table:formula="of:=[.$J$5]/[.J32]" office:value-type="float" office:value="5.54151165613971" calcext:value-type="float">
            <text:p>5.54151165613971</text:p>
          </table:table-cell>
          <table:table-cell table:style-name="ce3" table:formula="of:=COM.MICROSOFT.CONFIDENCE.NORM(0.05; SQRT(COM.MICROSOFT.VAR.S(OFFSET([.$E$5]; (ROW()-5)*(10+4); 0; 10; 1))); 10)" office:value-type="float" office:value="3.39875839520344" calcext:value-type="float">
            <text:p>3.39875839520344</text:p>
          </table:table-cell>
        </table:table-row>
        <table:table-row table:style-name="ro1">
          <table:table-cell office:value-type="string" calcext:value-type="string">
            <text:p>2024-10-25 09:12:21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407" calcext:value-type="float">
            <text:p>509.40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29" calcext:value-type="float">
            <text:p>29</text:p>
          </table:table-cell>
          <table:table-cell table:style-name="ce3" table:formula="of:=AVERAGE(OFFSET([.$E$5]; (ROW() - 5) * 14; 0; 10; 1))" office:value-type="float" office:value="212.3692" calcext:value-type="float">
            <text:p>212.3692</text:p>
          </table:table-cell>
          <table:table-cell table:style-name="ce3" table:formula="of:=[.$J$5]/[.J33]" office:value-type="float" office:value="5.47020001017097" calcext:value-type="float">
            <text:p>5.47020001017097</text:p>
          </table:table-cell>
          <table:table-cell table:style-name="ce3" table:formula="of:=COM.MICROSOFT.CONFIDENCE.NORM(0.05; SQRT(COM.MICROSOFT.VAR.S(OFFSET([.$E$5]; (ROW()-5)*(10+4); 0; 10; 1))); 10)" office:value-type="float" office:value="2.4523506937216" calcext:value-type="float">
            <text:p>2.4523506937216</text:p>
          </table:table-cell>
        </table:table-row>
        <table:table-row table:style-name="ro1">
          <table:table-cell office:value-type="string" calcext:value-type="string">
            <text:p>2024-10-25 09:12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.609" calcext:value-type="float">
            <text:p>507.60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0" calcext:value-type="float">
            <text:p>30</text:p>
          </table:table-cell>
          <table:table-cell table:style-name="ce3" table:formula="of:=AVERAGE(OFFSET([.$E$5]; (ROW() - 5) * 14; 0; 10; 1))" office:value-type="float" office:value="217.728" calcext:value-type="float">
            <text:p>217.728</text:p>
          </table:table-cell>
          <table:table-cell table:style-name="ce3" table:formula="of:=[.$J$5]/[.J34]" office:value-type="float" office:value="5.33556547619048" calcext:value-type="float">
            <text:p>5.33556547619048</text:p>
          </table:table-cell>
          <table:table-cell table:style-name="ce3" table:formula="of:=COM.MICROSOFT.CONFIDENCE.NORM(0.05; SQRT(COM.MICROSOFT.VAR.S(OFFSET([.$E$5]; (ROW()-5)*(10+4); 0; 10; 1))); 10)" office:value-type="float" office:value="2.38506454166443" calcext:value-type="float">
            <text:p>2.38506454166443</text:p>
          </table:table-cell>
        </table:table-row>
        <table:table-row table:style-name="ro1">
          <table:table-cell office:value-type="string" calcext:value-type="string">
            <text:p>2024-10-25 09:12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7.653" calcext:value-type="float">
            <text:p>507.65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1" calcext:value-type="float">
            <text:p>31</text:p>
          </table:table-cell>
          <table:table-cell table:style-name="ce3" table:formula="of:=AVERAGE(OFFSET([.$E$5]; (ROW() - 5) * 14; 0; 10; 1))" office:value-type="float" office:value="221.4139" calcext:value-type="float">
            <text:p>221.4139</text:p>
          </table:table-cell>
          <table:table-cell table:style-name="ce3" table:formula="of:=[.$J$5]/[.J35]" office:value-type="float" office:value="5.24674376811935" calcext:value-type="float">
            <text:p>5.24674376811935</text:p>
          </table:table-cell>
          <table:table-cell table:style-name="ce3" table:formula="of:=COM.MICROSOFT.CONFIDENCE.NORM(0.05; SQRT(COM.MICROSOFT.VAR.S(OFFSET([.$E$5]; (ROW()-5)*(10+4); 0; 10; 1))); 10)" office:value-type="float" office:value="2.19679605920032" calcext:value-type="float">
            <text:p>2.19679605920032</text:p>
          </table:table-cell>
        </table:table-row>
        <table:table-row table:style-name="ro1">
          <table:table-cell office:value-type="string" calcext:value-type="string">
            <text:p>2024-10-25 09:12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7.648" calcext:value-type="float">
            <text:p>517.64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14; 0)" office:value-type="float" office:value="32" calcext:value-type="float">
            <text:p>32</text:p>
          </table:table-cell>
          <table:table-cell table:style-name="ce3" table:formula="of:=AVERAGE(OFFSET([.$E$5]; (ROW() - 5) * 14; 0; 10; 1))" office:value-type="float" office:value="226.4782" calcext:value-type="float">
            <text:p>226.4782</text:p>
          </table:table-cell>
          <table:table-cell table:style-name="ce3" table:formula="of:=[.$J$5]/[.J36]" office:value-type="float" office:value="5.12942084492017" calcext:value-type="float">
            <text:p>5.12942084492017</text:p>
          </table:table-cell>
          <table:table-cell table:style-name="ce3" table:formula="of:=COM.MICROSOFT.CONFIDENCE.NORM(0.05; SQRT(COM.MICROSOFT.VAR.S(OFFSET([.$E$5]; (ROW()-5)*(10+4); 0; 10; 1))); 10)" office:value-type="float" office:value="1.63872834494797" calcext:value-type="float">
            <text:p>1.63872834494797</text:p>
          </table:table-cell>
        </table:table-row>
        <table:table-row table:style-name="ro1">
          <table:table-cell office:value-type="string" calcext:value-type="string">
            <text:p>2024-10-25 09:12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1.473" calcext:value-type="float">
            <text:p>511.4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3.672" calcext:value-type="float">
            <text:p>503.6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4.834" calcext:value-type="float">
            <text:p>504.83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0.929" calcext:value-type="float">
            <text:p>510.9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7.228" calcext:value-type="float">
            <text:p>497.2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7.764" calcext:value-type="float">
            <text:p>507.7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625" calcext:value-type="float">
            <text:p>369.6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.86" calcext:value-type="float">
            <text:p>371.8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5.903" calcext:value-type="float">
            <text:p>365.9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2.535" calcext:value-type="float">
            <text:p>372.5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8.913" calcext:value-type="float">
            <text:p>368.9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0.218" calcext:value-type="float">
            <text:p>370.2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3.335" calcext:value-type="float">
            <text:p>373.3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0.532" calcext:value-type="float">
            <text:p>370.5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6.673" calcext:value-type="float">
            <text:p>376.6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2.571" calcext:value-type="float">
            <text:p>362.5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136" calcext:value-type="float">
            <text:p>296.1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.386" calcext:value-type="float">
            <text:p>306.38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4.308" calcext:value-type="float">
            <text:p>284.3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2.437" calcext:value-type="float">
            <text:p>282.4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6.769" calcext:value-type="float">
            <text:p>296.7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5.667" calcext:value-type="float">
            <text:p>295.6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2.589" calcext:value-type="float">
            <text:p>292.58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1.528" calcext:value-type="float">
            <text:p>301.5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0.096" calcext:value-type="float">
            <text:p>290.0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1.743" calcext:value-type="float">
            <text:p>291.7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3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943" calcext:value-type="float">
            <text:p>232.9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.967" calcext:value-type="float">
            <text:p>240.9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.496" calcext:value-type="float">
            <text:p>229.4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7.991" calcext:value-type="float">
            <text:p>227.9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3.099" calcext:value-type="float">
            <text:p>223.09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5.015" calcext:value-type="float">
            <text:p>225.0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.674" calcext:value-type="float">
            <text:p>220.67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7.985" calcext:value-type="float">
            <text:p>227.9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0.525" calcext:value-type="float">
            <text:p>230.5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.984" calcext:value-type="float">
            <text:p>227.9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133" calcext:value-type="float">
            <text:p>179.1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.329" calcext:value-type="float">
            <text:p>182.3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.336" calcext:value-type="float">
            <text:p>178.3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.514" calcext:value-type="float">
            <text:p>175.5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9.904" calcext:value-type="float">
            <text:p>179.9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.877" calcext:value-type="float">
            <text:p>176.87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4.724" calcext:value-type="float">
            <text:p>174.7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6.241" calcext:value-type="float">
            <text:p>176.2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.695" calcext:value-type="float">
            <text:p>178.6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3.398" calcext:value-type="float">
            <text:p>183.3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8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933" calcext:value-type="float">
            <text:p>168.9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.279" calcext:value-type="float">
            <text:p>172.27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.568" calcext:value-type="float">
            <text:p>162.5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.268" calcext:value-type="float">
            <text:p>165.2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6.455" calcext:value-type="float">
            <text:p>166.4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3.031" calcext:value-type="float">
            <text:p>163.0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.432" calcext:value-type="float">
            <text:p>164.4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.576" calcext:value-type="float">
            <text:p>173.57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4.011" calcext:value-type="float">
            <text:p>164.01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0.626" calcext:value-type="float">
            <text:p>170.62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007" calcext:value-type="float">
            <text:p>205.0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.221" calcext:value-type="float">
            <text:p>198.2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3.345" calcext:value-type="float">
            <text:p>193.3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565" calcext:value-type="float">
            <text:p>195.5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.618" calcext:value-type="float">
            <text:p>198.6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3.552" calcext:value-type="float">
            <text:p>193.55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6.62" calcext:value-type="float">
            <text:p>196.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5.718" calcext:value-type="float">
            <text:p>195.7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9.173" calcext:value-type="float">
            <text:p>199.1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.601" calcext:value-type="float">
            <text:p>195.6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2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324" calcext:value-type="float">
            <text:p>184.3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.407" calcext:value-type="float">
            <text:p>191.4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2.888" calcext:value-type="float">
            <text:p>182.8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2.233" calcext:value-type="float">
            <text:p>182.2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3.765" calcext:value-type="float">
            <text:p>183.7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3.262" calcext:value-type="float">
            <text:p>183.26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4.247" calcext:value-type="float">
            <text:p>184.2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4.559" calcext:value-type="float">
            <text:p>184.5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0.138" calcext:value-type="float">
            <text:p>190.1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1.417" calcext:value-type="float">
            <text:p>181.4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911" calcext:value-type="float">
            <text:p>183.91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869" calcext:value-type="float">
            <text:p>177.8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4.415" calcext:value-type="float">
            <text:p>174.4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.672" calcext:value-type="float">
            <text:p>175.6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4.284" calcext:value-type="float">
            <text:p>174.2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8.13" calcext:value-type="float">
            <text:p>178.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3.153" calcext:value-type="float">
            <text:p>173.15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.784" calcext:value-type="float">
            <text:p>173.7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.769" calcext:value-type="float">
            <text:p>181.7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4.492" calcext:value-type="float">
            <text:p>174.4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68" calcext:value-type="float">
            <text:p>171.4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.796" calcext:value-type="float">
            <text:p>171.7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.147" calcext:value-type="float">
            <text:p>167.1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313" calcext:value-type="float">
            <text:p>171.3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.258" calcext:value-type="float">
            <text:p>167.2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8.23" calcext:value-type="float">
            <text:p>168.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9.029" calcext:value-type="float">
            <text:p>169.0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.733" calcext:value-type="float">
            <text:p>167.7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5.025" calcext:value-type="float">
            <text:p>175.0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5.678" calcext:value-type="float">
            <text:p>165.6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8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695" calcext:value-type="float">
            <text:p>166.6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.34" calcext:value-type="float">
            <text:p>172.3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.064" calcext:value-type="float">
            <text:p>162.06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2.909" calcext:value-type="float">
            <text:p>162.9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8.635" calcext:value-type="float">
            <text:p>168.6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3.051" calcext:value-type="float">
            <text:p>163.0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.755" calcext:value-type="float">
            <text:p>168.7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.424" calcext:value-type="float">
            <text:p>167.4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4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3.368" calcext:value-type="float">
            <text:p>163.3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3.606" calcext:value-type="float">
            <text:p>163.6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424" calcext:value-type="float">
            <text:p>168.4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096" calcext:value-type="float">
            <text:p>174.0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.285" calcext:value-type="float">
            <text:p>162.2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3.182" calcext:value-type="float">
            <text:p>163.1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4.236" calcext:value-type="float">
            <text:p>164.2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9.979" calcext:value-type="float">
            <text:p>159.97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0.94" calcext:value-type="float">
            <text:p>160.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5.346" calcext:value-type="float">
            <text:p>165.3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9.909" calcext:value-type="float">
            <text:p>159.90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1.538" calcext:value-type="float">
            <text:p>171.5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2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955" calcext:value-type="float">
            <text:p>165.9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227" calcext:value-type="float">
            <text:p>166.2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.442" calcext:value-type="float">
            <text:p>167.44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6.242" calcext:value-type="float">
            <text:p>166.24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4.925" calcext:value-type="float">
            <text:p>164.9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1.735" calcext:value-type="float">
            <text:p>161.7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6.717" calcext:value-type="float">
            <text:p>166.7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8.238" calcext:value-type="float">
            <text:p>168.2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.877" calcext:value-type="float">
            <text:p>160.87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4.319" calcext:value-type="float">
            <text:p>164.3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321" calcext:value-type="float">
            <text:p>174.3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116" calcext:value-type="float">
            <text:p>175.1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9.233" calcext:value-type="float">
            <text:p>179.23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9.929" calcext:value-type="float">
            <text:p>169.9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9.48" calcext:value-type="float">
            <text:p>169.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.283" calcext:value-type="float">
            <text:p>177.2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.244" calcext:value-type="float">
            <text:p>168.2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7.642" calcext:value-type="float">
            <text:p>167.64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7.778" calcext:value-type="float">
            <text:p>167.7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426" calcext:value-type="float">
            <text:p>189.42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.025" calcext:value-type="float">
            <text:p>189.0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4.118" calcext:value-type="float">
            <text:p>184.1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8.125" calcext:value-type="float">
            <text:p>178.1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5.683" calcext:value-type="float">
            <text:p>185.6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1.882" calcext:value-type="float">
            <text:p>181.8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9.869" calcext:value-type="float">
            <text:p>179.8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.58" calcext:value-type="float">
            <text:p>186.5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9.759" calcext:value-type="float">
            <text:p>179.7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5.388" calcext:value-type="float">
            <text:p>185.3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8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769" calcext:value-type="float">
            <text:p>189.7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.346" calcext:value-type="float">
            <text:p>187.3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.156" calcext:value-type="float">
            <text:p>185.1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2.961" calcext:value-type="float">
            <text:p>182.96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3.798" calcext:value-type="float">
            <text:p>183.7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1.232" calcext:value-type="float">
            <text:p>181.2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2.259" calcext:value-type="float">
            <text:p>182.2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4.223" calcext:value-type="float">
            <text:p>184.2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2: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1.115" calcext:value-type="float">
            <text:p>181.1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7.84" calcext:value-type="float">
            <text:p>187.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252" calcext:value-type="float">
            <text:p>184.25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.751" calcext:value-type="float">
            <text:p>186.7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.257" calcext:value-type="float">
            <text:p>178.25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8.572" calcext:value-type="float">
            <text:p>178.5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.317" calcext:value-type="float">
            <text:p>186.3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.516" calcext:value-type="float">
            <text:p>177.5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8.332" calcext:value-type="float">
            <text:p>178.3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0.415" calcext:value-type="float">
            <text:p>180.4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7.98" calcext:value-type="float">
            <text:p>177.9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1.331" calcext:value-type="float">
            <text:p>181.3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2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303" calcext:value-type="float">
            <text:p>187.3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.604" calcext:value-type="float">
            <text:p>187.6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.741" calcext:value-type="float">
            <text:p>177.74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.029" calcext:value-type="float">
            <text:p>184.0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7.06" calcext:value-type="float">
            <text:p>177.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.213" calcext:value-type="float">
            <text:p>177.2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4.944" calcext:value-type="float">
            <text:p>184.9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8.451" calcext:value-type="float">
            <text:p>178.4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2.951" calcext:value-type="float">
            <text:p>182.9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0.763" calcext:value-type="float">
            <text:p>180.7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724" calcext:value-type="float">
            <text:p>181.7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.916" calcext:value-type="float">
            <text:p>191.9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.505" calcext:value-type="float">
            <text:p>183.5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.348" calcext:value-type="float">
            <text:p>183.3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9.822" calcext:value-type="float">
            <text:p>179.8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1.849" calcext:value-type="float">
            <text:p>181.84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5.578" calcext:value-type="float">
            <text:p>185.57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9.527" calcext:value-type="float">
            <text:p>179.52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6.801" calcext:value-type="float">
            <text:p>186.8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1.283" calcext:value-type="float">
            <text:p>181.2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45" calcext:value-type="float">
            <text:p>183.4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.692" calcext:value-type="float">
            <text:p>186.69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.777" calcext:value-type="float">
            <text:p>180.77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7.467" calcext:value-type="float">
            <text:p>187.46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9.216" calcext:value-type="float">
            <text:p>179.2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8.96" calcext:value-type="float">
            <text:p>178.9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7.629" calcext:value-type="float">
            <text:p>187.6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5.969" calcext:value-type="float">
            <text:p>185.96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2.044" calcext:value-type="float">
            <text:p>182.04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4.417" calcext:value-type="float">
            <text:p>184.4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8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04" calcext:value-type="float">
            <text:p>193.0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.443" calcext:value-type="float">
            <text:p>189.4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.175" calcext:value-type="float">
            <text:p>194.17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.008" calcext:value-type="float">
            <text:p>186.0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3.529" calcext:value-type="float">
            <text:p>183.5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.905" calcext:value-type="float">
            <text:p>191.9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5.176" calcext:value-type="float">
            <text:p>185.17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.032" calcext:value-type="float">
            <text:p>191.0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5.013" calcext:value-type="float">
            <text:p>185.01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3.488" calcext:value-type="float">
            <text:p>183.48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214" calcext:value-type="float">
            <text:p>205.21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.912" calcext:value-type="float">
            <text:p>197.91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.872" calcext:value-type="float">
            <text:p>194.87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475" calcext:value-type="float">
            <text:p>195.47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6.437" calcext:value-type="float">
            <text:p>196.4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0.63" calcext:value-type="float">
            <text:p>190.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1.606" calcext:value-type="float">
            <text:p>201.6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.506" calcext:value-type="float">
            <text:p>189.50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0.734" calcext:value-type="float">
            <text:p>190.73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6.208" calcext:value-type="float">
            <text:p>196.2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2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984" calcext:value-type="float">
            <text:p>197.9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.423" calcext:value-type="float">
            <text:p>206.4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.143" calcext:value-type="float">
            <text:p>194.1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.673" calcext:value-type="float">
            <text:p>198.6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.105" calcext:value-type="float">
            <text:p>198.10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3.335" calcext:value-type="float">
            <text:p>203.3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2.875" calcext:value-type="float">
            <text:p>192.87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.185" calcext:value-type="float">
            <text:p>196.1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9.719" calcext:value-type="float">
            <text:p>199.7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6.581" calcext:value-type="float">
            <text:p>196.58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5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707" calcext:value-type="float">
            <text:p>204.70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.494" calcext:value-type="float">
            <text:p>204.4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.48" calcext:value-type="float">
            <text:p>206.4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.02" calcext:value-type="float">
            <text:p>198.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6.122" calcext:value-type="float">
            <text:p>206.12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.137" calcext:value-type="float">
            <text:p>202.1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.736" calcext:value-type="float">
            <text:p>197.73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9.465" calcext:value-type="float">
            <text:p>209.4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8.487" calcext:value-type="float">
            <text:p>198.48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6.115" calcext:value-type="float">
            <text:p>196.11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7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732" calcext:value-type="float">
            <text:p>209.7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663" calcext:value-type="float">
            <text:p>213.66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.428" calcext:value-type="float">
            <text:p>204.4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3.928" calcext:value-type="float">
            <text:p>203.92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.93" calcext:value-type="float">
            <text:p>200.9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7.871" calcext:value-type="float">
            <text:p>207.87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3.165" calcext:value-type="float">
            <text:p>203.1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6.652" calcext:value-type="float">
            <text:p>206.65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5.691" calcext:value-type="float">
            <text:p>205.69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.668" calcext:value-type="float">
            <text:p>201.6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19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923" calcext:value-type="float">
            <text:p>218.9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.5" calcext:value-type="float">
            <text:p>218.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3.556" calcext:value-type="float">
            <text:p>203.5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8.943" calcext:value-type="float">
            <text:p>208.9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2.681" calcext:value-type="float">
            <text:p>212.68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7.384" calcext:value-type="float">
            <text:p>207.38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6.094" calcext:value-type="float">
            <text:p>206.09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4.255" calcext:value-type="float">
            <text:p>204.25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9.919" calcext:value-type="float">
            <text:p>209.91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6.108" calcext:value-type="float">
            <text:p>206.1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2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831" calcext:value-type="float">
            <text:p>218.83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.443" calcext:value-type="float">
            <text:p>214.4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8.373" calcext:value-type="float">
            <text:p>208.37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5.117" calcext:value-type="float">
            <text:p>215.1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725" calcext:value-type="float">
            <text:p>213.7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9.301" calcext:value-type="float">
            <text:p>209.3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8.968" calcext:value-type="float">
            <text:p>208.96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2.795" calcext:value-type="float">
            <text:p>212.79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5.81" calcext:value-type="float">
            <text:p>215.8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6.329" calcext:value-type="float">
            <text:p>206.32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323" calcext:value-type="float">
            <text:p>218.3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.938" calcext:value-type="float">
            <text:p>226.9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4.256" calcext:value-type="float">
            <text:p>214.25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5.916" calcext:value-type="float">
            <text:p>215.91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4.751" calcext:value-type="float">
            <text:p>214.7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.202" calcext:value-type="float">
            <text:p>218.20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1.317" calcext:value-type="float">
            <text:p>221.31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5.723" calcext:value-type="float">
            <text:p>215.72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5.551" calcext:value-type="float">
            <text:p>215.55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6.303" calcext:value-type="float">
            <text:p>216.30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.747" calcext:value-type="float">
            <text:p>222.74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.408" calcext:value-type="float">
            <text:p>227.40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.811" calcext:value-type="float">
            <text:p>216.81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.46" calcext:value-type="float">
            <text:p>223.46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6.82" calcext:value-type="float">
            <text:p>216.8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2.332" calcext:value-type="float">
            <text:p>222.332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.101" calcext:value-type="float">
            <text:p>220.10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7.383" calcext:value-type="float">
            <text:p>217.38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4.259" calcext:value-type="float">
            <text:p>224.259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2.818" calcext:value-type="float">
            <text:p>222.81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9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924" calcext:value-type="float">
            <text:p>227.9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.821" calcext:value-type="float">
            <text:p>229.821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.824" calcext:value-type="float">
            <text:p>222.824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9.343" calcext:value-type="float">
            <text:p>229.343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3.137" calcext:value-type="float">
            <text:p>223.137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7.125" calcext:value-type="float">
            <text:p>227.12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3.938" calcext:value-type="float">
            <text:p>223.938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6.65" calcext:value-type="float">
            <text:p>226.6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.185" calcext:value-type="float">
            <text:p>229.18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4-10-25 09:13:3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4.835" calcext:value-type="float">
            <text:p>224.835</text:p>
          </table:table-cell>
          <table:table-cell office:value-type="string" calcext:value-type="string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5T16:33:05.243881427</dc:date>
    <meta:editing-duration>PT5M38S</meta:editing-duration>
    <meta:editing-cycles>1</meta:editing-cycles>
    <meta:generator>LibreOffice/7.3.7.2$Linux_X86_64 LibreOffice_project/30$Build-2</meta:generator>
    <meta:document-statistic meta:table-count="1" meta:cell-count="230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merged_sorting_results_2^22'.L5:'merged_sorting_results_2^22'.L36" chart:error-lower-range="'merged_sorting_results_2^22'.L5:'merged_sorting_results_2^22'.L3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d_sorting_results_2^22'.L5:'merged_sorting_results_2^22'.L36" chart:error-lower-range="'merged_sorting_results_2^22'.L5:'merged_sorting_results_2^22'.L36"/>
      <style:graphic-properties svg:stroke-width="0.08cm" svg:stroke-color="#d4ea6b" draw:fill-color="#d4ea6b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merged_sorting_results_2^22'.L5:'merged_sorting_results_2^22'.L36" chart:error-lower-range="'merged_sorting_results_2^22'.L5:'merged_sorting_results_2^22'.L3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plot-area chart:style-name="ch2" table:cell-range-address="'merged_sorting_results_2^22'.I5:'merged_sorting_results_2^22'.J36" chart:data-source-has-labels="column" svg:x="1.331cm" svg:y="0.18cm" svg:width="14.352cm" svg:height="7.664cm">
          <chart:coordinate-region svg:x="2.323cm" svg:y="0.38cm" svg:width="13.174cm" svg:height="6.817cm"/>
          <chart:axis chart:dimension="x" chart:name="primary-x" chart:style-name="ch3" chartooo:axis-type="auto">
            <chartooo:date-scale/>
            <chart:title svg:x="7.656cm" svg:y="8.024cm" chart:style-name="ch4">
              <text:p>N. Threads</text:p>
            </chart:title>
            <chart:categories table:cell-range-address="'merged_sorting_results_2^22'.I5:'merged_sorting_results_2^22'.I36"/>
          </chart:axis>
          <chart:axis chart:dimension="y" chart:name="primary-y" chart:style-name="ch3">
            <chart:title svg:x="0.451cm" svg:y="5.987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22'.J5:'merged_sorting_results_2^22'.J36" chart:class="chart:line">
            <chart:error-indicator chart:style-name="ch8" chart:dimension="y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2'.I5:'merged_sorting_results_2^22'.I36</svg:desc>
                </draw:g>
              </table:table-cell>
              <table:table-cell office:value-type="float" office:value="1161.702">
                <text:p>1161.702</text:p>
                <draw:g>
                  <svg:desc>'merged_sorting_results_2^22'.J5:'merged_sorting_results_2^22'.J36</svg:desc>
                </draw:g>
              </table:table-cell>
              <table:table-cell office:value-type="float" office:value="5.910512373346">
                <text:p>5.910512373346</text:p>
                <draw:g>
                  <svg:desc>'merged_sorting_results_2^22'.L5:'merged_sorting_results_2^22'.L36</svg:desc>
                </draw:g>
              </table:table-cell>
              <table:table-cell office:value-type="float" office:value="5.910512373346">
                <text:p>5.910512373346</text:p>
                <draw:g>
                  <svg:desc>'merged_sorting_results_2^22'.L5:'merged_sorting_results_2^22'.L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4.7402">
                <text:p>694.7402</text:p>
              </table:table-cell>
              <table:table-cell office:value-type="float" office:value="4.51916507355043">
                <text:p>4.51916507355043</text:p>
              </table:table-cell>
              <table:table-cell office:value-type="float" office:value="4.51916507355043">
                <text:p>4.519165073550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7.8217">
                <text:p>507.8217</text:p>
              </table:table-cell>
              <table:table-cell office:value-type="float" office:value="3.33454158910488">
                <text:p>3.33454158910488</text:p>
              </table:table-cell>
              <table:table-cell office:value-type="float" office:value="3.33454158910488">
                <text:p>3.334541589104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0.2165">
                <text:p>370.2165</text:p>
              </table:table-cell>
              <table:table-cell office:value-type="float" office:value="2.43309746685457">
                <text:p>2.43309746685457</text:p>
              </table:table-cell>
              <table:table-cell office:value-type="float" office:value="2.43309746685457">
                <text:p>2.433097466854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3.7659">
                <text:p>293.7659</text:p>
              </table:table-cell>
              <table:table-cell office:value-type="float" office:value="4.50037643825491">
                <text:p>4.50037643825491</text:p>
              </table:table-cell>
              <table:table-cell office:value-type="float" office:value="4.50037643825491">
                <text:p>4.500376438254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8.6679">
                <text:p>228.6679</text:p>
              </table:table-cell>
              <table:table-cell office:value-type="float" office:value="3.47754749620753">
                <text:p>3.47754749620753</text:p>
              </table:table-cell>
              <table:table-cell office:value-type="float" office:value="3.47754749620753">
                <text:p>3.477547496207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8.5151">
                <text:p>178.5151</text:p>
              </table:table-cell>
              <table:table-cell office:value-type="float" office:value="1.75301796839697">
                <text:p>1.75301796839697</text:p>
              </table:table-cell>
              <table:table-cell office:value-type="float" office:value="1.75301796839697">
                <text:p>1.753017968396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7.1179">
                <text:p>167.1179</text:p>
              </table:table-cell>
              <table:table-cell office:value-type="float" office:value="2.46258082563681">
                <text:p>2.46258082563681</text:p>
              </table:table-cell>
              <table:table-cell office:value-type="float" office:value="2.46258082563681">
                <text:p>2.462580825636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7.142">
                <text:p>197.142</text:p>
              </table:table-cell>
              <table:table-cell office:value-type="float" office:value="2.10480200842901">
                <text:p>2.10480200842901</text:p>
              </table:table-cell>
              <table:table-cell office:value-type="float" office:value="2.10480200842901">
                <text:p>2.104802008429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4.824">
                <text:p>184.824</text:p>
              </table:table-cell>
              <table:table-cell office:value-type="float" office:value="2.04373687929434">
                <text:p>2.04373687929434</text:p>
              </table:table-cell>
              <table:table-cell office:value-type="float" office:value="2.04373687929434">
                <text:p>2.043736879294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6.7479">
                <text:p>176.7479</text:p>
              </table:table-cell>
              <table:table-cell office:value-type="float" office:value="2.2552023228965">
                <text:p>2.2552023228965</text:p>
              </table:table-cell>
              <table:table-cell office:value-type="float" office:value="2.2552023228965">
                <text:p>2.2552023228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9.4677">
                <text:p>169.4677</text:p>
              </table:table-cell>
              <table:table-cell office:value-type="float" office:value="1.76607979299797">
                <text:p>1.76607979299797</text:p>
              </table:table-cell>
              <table:table-cell office:value-type="float" office:value="1.76607979299797">
                <text:p>1.76607979299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5.8847">
                <text:p>165.8847</text:p>
              </table:table-cell>
              <table:table-cell office:value-type="float" office:value="2.10191197834581">
                <text:p>2.10191197834581</text:p>
              </table:table-cell>
              <table:table-cell office:value-type="float" office:value="2.10191197834581">
                <text:p>2.101911978345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4.9935">
                <text:p>164.9935</text:p>
              </table:table-cell>
              <table:table-cell office:value-type="float" office:value="3.03775517413253">
                <text:p>3.03775517413253</text:p>
              </table:table-cell>
              <table:table-cell office:value-type="float" office:value="3.03775517413253">
                <text:p>3.037755174132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5.2677">
                <text:p>165.2677</text:p>
              </table:table-cell>
              <table:table-cell office:value-type="float" office:value="1.47205230410881">
                <text:p>1.47205230410881</text:p>
              </table:table-cell>
              <table:table-cell office:value-type="float" office:value="1.47205230410881">
                <text:p>1.472052304108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1.9026">
                <text:p>171.9026</text:p>
              </table:table-cell>
              <table:table-cell office:value-type="float" office:value="2.61974873210696">
                <text:p>2.61974873210696</text:p>
              </table:table-cell>
              <table:table-cell office:value-type="float" office:value="2.61974873210696">
                <text:p>2.619748732106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3.9855">
                <text:p>183.9855</text:p>
              </table:table-cell>
              <table:table-cell office:value-type="float" office:value="2.44600701504412">
                <text:p>2.44600701504412</text:p>
              </table:table-cell>
              <table:table-cell office:value-type="float" office:value="2.44600701504412">
                <text:p>2.446007015044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4.5699">
                <text:p>184.5699</text:p>
              </table:table-cell>
              <table:table-cell office:value-type="float" office:value="1.81873835518169">
                <text:p>1.81873835518169</text:p>
              </table:table-cell>
              <table:table-cell office:value-type="float" office:value="1.81873835518169">
                <text:p>1.818738355181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0.9723">
                <text:p>180.9723</text:p>
              </table:table-cell>
              <table:table-cell office:value-type="float" office:value="2.20741624850696">
                <text:p>2.20741624850696</text:p>
              </table:table-cell>
              <table:table-cell office:value-type="float" office:value="2.20741624850696">
                <text:p>2.20741624850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1.8059">
                <text:p>181.8059</text:p>
              </table:table-cell>
              <table:table-cell office:value-type="float" office:value="2.55064775171881">
                <text:p>2.55064775171881</text:p>
              </table:table-cell>
              <table:table-cell office:value-type="float" office:value="2.55064775171881">
                <text:p>2.550647751718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3.5353">
                <text:p>183.5353</text:p>
              </table:table-cell>
              <table:table-cell office:value-type="float" office:value="2.32054997762066">
                <text:p>2.32054997762066</text:p>
              </table:table-cell>
              <table:table-cell office:value-type="float" office:value="2.32054997762066">
                <text:p>2.320549977620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3.6621">
                <text:p>183.6621</text:p>
              </table:table-cell>
              <table:table-cell office:value-type="float" office:value="2.04678493375538">
                <text:p>2.04678493375538</text:p>
              </table:table-cell>
              <table:table-cell office:value-type="float" office:value="2.04678493375538">
                <text:p>2.0467849337553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8.2809">
                <text:p>188.2809</text:p>
              </table:table-cell>
              <table:table-cell office:value-type="float" office:value="2.5343535070657">
                <text:p>2.5343535070657</text:p>
              </table:table-cell>
              <table:table-cell office:value-type="float" office:value="2.5343535070657">
                <text:p>2.53435350706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5.8594">
                <text:p>195.8594</text:p>
              </table:table-cell>
              <table:table-cell office:value-type="float" office:value="3.06647225272794">
                <text:p>3.06647225272794</text:p>
              </table:table-cell>
              <table:table-cell office:value-type="float" office:value="3.06647225272794">
                <text:p>3.066472252727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8.4023">
                <text:p>198.4023</text:p>
              </table:table-cell>
              <table:table-cell office:value-type="float" office:value="2.51048640779891">
                <text:p>2.51048640779891</text:p>
              </table:table-cell>
              <table:table-cell office:value-type="float" office:value="2.51048640779891">
                <text:p>2.510486407798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2.3763">
                <text:p>202.3763</text:p>
              </table:table-cell>
              <table:table-cell office:value-type="float" office:value="2.8171306282948">
                <text:p>2.8171306282948</text:p>
              </table:table-cell>
              <table:table-cell office:value-type="float" office:value="2.8171306282948">
                <text:p>2.81713062829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05.7728">
                <text:p>205.7728</text:p>
              </table:table-cell>
              <table:table-cell office:value-type="float" office:value="2.40425033891342">
                <text:p>2.40425033891342</text:p>
              </table:table-cell>
              <table:table-cell office:value-type="float" office:value="2.40425033891342">
                <text:p>2.404250338913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9.6363">
                <text:p>209.6363</text:p>
              </table:table-cell>
              <table:table-cell office:value-type="float" office:value="3.39875839520344">
                <text:p>3.39875839520344</text:p>
              </table:table-cell>
              <table:table-cell office:value-type="float" office:value="3.39875839520344">
                <text:p>3.398758395203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2.3692">
                <text:p>212.3692</text:p>
              </table:table-cell>
              <table:table-cell office:value-type="float" office:value="2.4523506937216">
                <text:p>2.4523506937216</text:p>
              </table:table-cell>
              <table:table-cell office:value-type="float" office:value="2.4523506937216">
                <text:p>2.45235069372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7.728">
                <text:p>217.728</text:p>
              </table:table-cell>
              <table:table-cell office:value-type="float" office:value="2.38506454166443">
                <text:p>2.38506454166443</text:p>
              </table:table-cell>
              <table:table-cell office:value-type="float" office:value="2.38506454166443">
                <text:p>2.385064541664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1.4139">
                <text:p>221.4139</text:p>
              </table:table-cell>
              <table:table-cell office:value-type="float" office:value="2.19679605920032">
                <text:p>2.19679605920032</text:p>
              </table:table-cell>
              <table:table-cell office:value-type="float" office:value="2.19679605920032">
                <text:p>2.196796059200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6.4782">
                <text:p>226.4782</text:p>
              </table:table-cell>
              <table:table-cell office:value-type="float" office:value="1.63872834494797">
                <text:p>1.63872834494797</text:p>
              </table:table-cell>
              <table:table-cell office:value-type="float" office:value="1.63872834494797">
                <text:p>1.63872834494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plot-area chart:style-name="ch2" table:cell-range-address="'merged_sorting_results_2^22'.I5:'merged_sorting_results_2^22'.I36 'merged_sorting_results_2^22'.K5:'merged_sorting_results_2^22'.K36" chart:data-source-has-labels="column" svg:x="1.331cm" svg:y="0.18cm" svg:width="14.352cm" svg:height="7.665cm">
          <chart:coordinate-region svg:x="1.767cm" svg:y="0.379cm" svg:width="13.729cm" svg:height="6.819cm"/>
          <chart:axis chart:dimension="x" chart:name="primary-x" chart:style-name="ch3" chartooo:axis-type="auto">
            <chartooo:date-scale/>
            <chart:title svg:x="7.656cm" svg:y="8.025cm" chart:style-name="ch4">
              <text:p>N. Threads</text:p>
            </chart:title>
            <chart:categories table:cell-range-address="'merged_sorting_results_2^22'.I5:'merged_sorting_results_2^22'.I36"/>
          </chart:axis>
          <chart:axis chart:dimension="y" chart:name="primary-y" chart:style-name="ch3">
            <chart:title svg:x="0.451cm" svg:y="4.731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22'.K5:'merged_sorting_results_2^22'.K36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2'.I5:'merged_sorting_results_2^22'.I36</svg:desc>
                </draw:g>
              </table:table-cell>
              <table:table-cell office:value-type="float" office:value="1">
                <text:p>1</text:p>
                <draw:g>
                  <svg:desc>'merged_sorting_results_2^22'.K5:'merged_sorting_results_2^22'.K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7213873617793">
                <text:p>1.672138736177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761787847979">
                <text:p>2.287617878479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3789904015623">
                <text:p>3.137899040156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95451616406125">
                <text:p>3.95451616406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8030204501813">
                <text:p>5.080302045018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50758395228191">
                <text:p>6.507583952281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5139180183571">
                <text:p>6.951391801835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8927169248562">
                <text:p>5.89271692485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8544994156603">
                <text:p>6.285449941566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57264951945681">
                <text:p>6.572649519456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5500540811022">
                <text:p>6.85500540811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00306899913012">
                <text:p>7.003068999130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04089555043078">
                <text:p>7.040895550430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02921381491967">
                <text:p>7.029213814919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75790825735038">
                <text:p>6.757908257350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3140954042574">
                <text:p>6.31409540425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29410320967828">
                <text:p>6.294103209678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41922548367899">
                <text:p>6.419225483678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38979263049219">
                <text:p>6.389792630492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32958346432539">
                <text:p>6.329583464325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32521353071755">
                <text:p>6.325213530717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17004698830312">
                <text:p>6.170046988303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9313058244843">
                <text:p>5.93130582448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85528494377333">
                <text:p>5.85528494377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74030654775287">
                <text:p>5.740306547752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64555665277432">
                <text:p>5.645556652774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54151165613971">
                <text:p>5.541511656139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47020001017097">
                <text:p>5.470200010170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33556547619048">
                <text:p>5.335565476190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24674376811935">
                <text:p>5.246743768119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12942084492017">
                <text:p>5.12942084492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